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f9adc" officeooo:paragraph-rsid="000f9adc"/>
    </style:style>
    <style:style style:name="T1" style:family="text">
      <style:text-properties officeooo:rsid="00112665"/>
    </style:style>
    <style:style style:name="T2" style:family="text">
      <style:text-properties officeooo:rsid="0012d61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us avons ajouté une récupération de la nourriture par les explorers de manière coordonnées par la base. </text:p>
      <text:p text:style-name="P1">Nous avons également limité le nombre de munitions dont dispose les RocketLauncher. En plus de cette limitation des munitions, nous avons introduit un nouveau type de combattant ne combattant pas à distance mais au corps à corps et ne consommant donc plus de munitions. En parallèle de ce nouveau type de combattant, nous avons fait en sorte que les RocketLauncher attaquent eux aussi au corps à corps dans le cas où ils n'ont plus de munitions. Ceux-ci peuvent également récupéré des munitions en passant près de leur base. Concernant les combattants, nous avons également mis en place un déplacement en formation pour ceux-ci.</text:p>
      <text:p text:style-name="P1">Nous avons aussi ajouté la génération de nouveaux membres dans l'équipe grâce à la nourriture qu'aura ramené les différents explorers. <text:span text:style-name="T1">La base envoie également un message aux différents agents en fonction de la situation et en particulier en cas de détection d'un ennemis pour appeler les combattants de son équipe pour se défendre.</text:span></text:p>
      <text:p text:style-name="P1">Pour chaque entité, nous avons également fait en sorte qu'elle puisse essayé d'esquiver les balles des ennemis. <text:span text:style-name="T2">Nous avons également fait que les entités essaient de ne pas se rentrer deda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6M22S</meta:editing-duration>
    <meta:editing-cycles>5</meta:editing-cycles>
    <meta:generator>LibreOffice/4.0.4.2$Windows_x86 LibreOffice_project/9e9821abd0ffdbc09cd8c52eaa574fa09eb08f2</meta:generator>
    <dc:date>2013-06-27T11:24:41.62</dc:date>
    <dc:creator>Thibault Lapassade</dc:creator>
    <meta:document-statistic meta:table-count="0" meta:image-count="0" meta:object-count="0" meta:page-count="1" meta:paragraph-count="4" meta:word-count="204" meta:character-count="1257" meta:non-whitespace-character-count="1056"/>
    <meta:user-defined meta:name="Info 1"/>
    <meta:user-defined meta:name="Info 2"/>
    <meta:user-defined meta:name="Info 3"/>
    <meta:user-defined meta:name="Info 4"/>
  </office:meta>
</office:document-meta>
</file>